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Liberation Serife" svg:font-family="'LLiberation Serif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cc21" officeooo:paragraph-rsid="0006cc21"/>
    </style:style>
    <style:style style:name="P2" style:family="paragraph" style:parent-style-name="Standard">
      <style:paragraph-properties fo:text-align="justify" style:justify-single-word="false"/>
      <style:text-properties officeooo:rsid="0006cc21" officeooo:paragraph-rsid="0006cc21"/>
    </style:style>
    <style:style style:name="P3" style:family="paragraph" style:parent-style-name="Standard">
      <style:paragraph-properties fo:text-align="justify" style:justify-single-word="false"/>
      <style:text-properties officeooo:rsid="0006cc21" officeooo:paragraph-rsid="0015d331"/>
    </style:style>
    <style:style style:name="P4" style:family="paragraph" style:parent-style-name="Standard">
      <style:paragraph-properties fo:text-align="justify" style:justify-single-word="false"/>
      <style:text-properties officeooo:rsid="0006cc21" officeooo:paragraph-rsid="00244455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6cc21" officeooo:paragraph-rsid="0006cc21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06cc21" officeooo:paragraph-rsid="0006cc21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weight="normal" officeooo:rsid="0006cc21" officeooo:paragraph-rsid="0006cc2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officeooo:rsid="0006cc21" officeooo:paragraph-rsid="0006cc21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a5ed6" officeooo:paragraph-rsid="000a5ed6"/>
    </style:style>
    <style:style style:name="P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5d331" officeooo:paragraph-rsid="0015d331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40d486" officeooo:paragraph-rsid="0040d486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40d486" officeooo:paragraph-rsid="004203e7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f56eb" officeooo:paragraph-rsid="001f56eb" fo:background-color="#fff200"/>
    </style:style>
    <style:style style:name="P1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f56eb" officeooo:paragraph-rsid="002aac47" fo:background-color="#fff200"/>
    </style:style>
    <style:style style:name="P1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aac47" officeooo:paragraph-rsid="002aac47" fo:background-color="#fff200"/>
    </style:style>
    <style:style style:name="P1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fdc2e" officeooo:paragraph-rsid="001fdc2e" fo:background-color="#fff200"/>
    </style:style>
    <style:style style:name="P17" style:family="paragraph" style:parent-style-name="Standard">
      <style:paragraph-properties fo:text-align="justify" style:justify-single-word="false"/>
      <style:text-properties officeooo:rsid="0015d331" officeooo:paragraph-rsid="0015d331"/>
    </style:style>
    <style:style style:name="P18" style:family="paragraph" style:parent-style-name="Standard">
      <style:paragraph-properties fo:text-align="justify" style:justify-single-word="false"/>
      <style:text-properties officeooo:rsid="0015d331" officeooo:paragraph-rsid="002aac47"/>
    </style:style>
    <style:style style:name="P19" style:family="paragraph" style:parent-style-name="Standard">
      <style:paragraph-properties fo:text-align="justify" style:justify-single-word="false"/>
      <style:text-properties officeooo:rsid="0015d331" officeooo:paragraph-rsid="0036603d"/>
    </style:style>
    <style:style style:name="P20" style:family="paragraph" style:parent-style-name="Standard">
      <style:paragraph-properties fo:text-align="justify" style:justify-single-word="false"/>
      <style:text-properties officeooo:rsid="0015d331" officeooo:paragraph-rsid="003952f8"/>
    </style:style>
    <style:style style:name="P21" style:family="paragraph" style:parent-style-name="Standard">
      <style:paragraph-properties fo:text-align="justify" style:justify-single-word="false"/>
      <style:text-properties officeooo:rsid="0015d331" officeooo:paragraph-rsid="002aac47" fo:background-color="#fff200"/>
    </style:style>
    <style:style style:name="P22" style:family="paragraph" style:parent-style-name="Standard">
      <style:paragraph-properties fo:text-align="justify" style:justify-single-word="false"/>
      <style:text-properties officeooo:rsid="002aac47" officeooo:paragraph-rsid="002aac47" fo:background-color="#fff200"/>
    </style:style>
    <style:style style:name="P23" style:family="paragraph" style:parent-style-name="Standard">
      <style:paragraph-properties fo:text-align="justify" style:justify-single-word="false"/>
      <style:text-properties officeooo:rsid="00372ce1" officeooo:paragraph-rsid="00372ce1" fo:background-color="#fff200"/>
    </style:style>
    <style:style style:name="P24" style:family="paragraph" style:parent-style-name="Standard">
      <style:paragraph-properties fo:text-align="justify" style:justify-single-word="false"/>
      <style:text-properties officeooo:paragraph-rsid="00473822"/>
    </style:style>
    <style:style style:name="P25" style:family="paragraph" style:parent-style-name="Standard">
      <style:paragraph-properties fo:text-align="justify" style:justify-single-word="false"/>
      <style:text-properties officeooo:paragraph-rsid="002aac47"/>
    </style:style>
    <style:style style:name="P26" style:family="paragraph" style:parent-style-name="Standard">
      <style:paragraph-properties fo:text-align="justify" style:justify-single-word="false"/>
      <style:text-properties officeooo:paragraph-rsid="0028cc68"/>
    </style:style>
    <style:style style:name="P27" style:family="paragraph" style:parent-style-name="Standard">
      <style:paragraph-properties fo:text-align="justify" style:justify-single-word="false"/>
      <style:text-properties officeooo:rsid="001f56eb" officeooo:paragraph-rsid="001f56eb"/>
    </style:style>
    <style:style style:name="P28" style:family="paragraph" style:parent-style-name="Standard">
      <style:paragraph-properties fo:text-align="justify" style:justify-single-word="false"/>
      <style:text-properties officeooo:rsid="001f56eb" officeooo:paragraph-rsid="001fdc2e"/>
    </style:style>
    <style:style style:name="P29" style:family="paragraph" style:parent-style-name="Standard">
      <style:paragraph-properties fo:text-align="justify" style:justify-single-word="false"/>
      <style:text-properties officeooo:rsid="0028cc68" officeooo:paragraph-rsid="001f56eb"/>
    </style:style>
    <style:style style:name="P30" style:family="paragraph" style:parent-style-name="Standard">
      <style:paragraph-properties fo:text-align="justify" style:justify-single-word="false"/>
      <style:text-properties officeooo:rsid="00372ce1" officeooo:paragraph-rsid="00372ce1"/>
    </style:style>
    <style:style style:name="P31" style:family="paragraph" style:parent-style-name="Standard">
      <style:paragraph-properties fo:text-align="justify" style:justify-single-word="false"/>
      <style:text-properties officeooo:rsid="003c70d8" officeooo:paragraph-rsid="003c70d8"/>
    </style:style>
    <style:style style:name="P32" style:family="paragraph" style:parent-style-name="Standard">
      <style:paragraph-properties fo:text-align="justify" style:justify-single-word="false"/>
      <style:text-properties officeooo:rsid="0040d486" officeooo:paragraph-rsid="0040d486"/>
    </style:style>
    <style:style style:name="P33" style:family="paragraph" style:parent-style-name="Standard" style:list-style-name="L1">
      <style:paragraph-properties fo:text-align="justify" style:justify-single-word="false"/>
      <style:text-properties officeooo:rsid="00094c9c" officeooo:paragraph-rsid="00094c9c"/>
    </style:style>
    <style:style style:name="P34" style:family="paragraph" style:parent-style-name="Standard" style:list-style-name="L1">
      <style:paragraph-properties fo:text-align="justify" style:justify-single-word="false"/>
      <style:text-properties officeooo:rsid="00262953" officeooo:paragraph-rsid="00262953" fo:background-color="#fff200"/>
    </style:style>
    <style:style style:name="P35" style:family="paragraph" style:parent-style-name="Standard" style:list-style-name="L2">
      <style:paragraph-properties fo:text-align="justify" style:justify-single-word="false"/>
      <style:text-properties officeooo:rsid="000f12b5" officeooo:paragraph-rsid="000f12b5" fo:background-color="#fff200"/>
    </style:style>
    <style:style style:name="P36" style:family="paragraph" style:parent-style-name="Standard" style:list-style-name="L2">
      <style:paragraph-properties fo:text-align="justify" style:justify-single-word="false"/>
      <style:text-properties officeooo:rsid="00125171" officeooo:paragraph-rsid="00125171" fo:background-color="#fff200"/>
    </style:style>
    <style:style style:name="P37" style:family="paragraph" style:parent-style-name="Standard" style:list-style-name="L6">
      <style:paragraph-properties fo:text-align="justify" style:justify-single-word="false"/>
      <style:text-properties officeooo:rsid="00125171" officeooo:paragraph-rsid="005d2a3b" fo:background-color="#fff200"/>
    </style:style>
    <style:style style:name="P38" style:family="paragraph" style:parent-style-name="Standard" style:list-style-name="L1">
      <style:paragraph-properties fo:text-align="justify" style:justify-single-word="false"/>
      <style:text-properties officeooo:rsid="0058206a" officeooo:paragraph-rsid="0058206a" fo:background-color="#fff200"/>
    </style:style>
    <style:style style:name="P39" style:family="paragraph" style:parent-style-name="Standard" style:list-style-name="L2">
      <style:paragraph-properties fo:text-align="justify" style:justify-single-word="false"/>
      <style:text-properties style:text-underline-style="solid" style:text-underline-width="auto" style:text-underline-color="font-color" officeooo:rsid="000aa284" officeooo:paragraph-rsid="000aa284"/>
    </style:style>
    <style:style style:name="P40" style:family="paragraph" style:parent-style-name="Standard" style:list-style-name="L2">
      <style:paragraph-properties fo:text-align="justify" style:justify-single-word="false"/>
      <style:text-properties style:text-underline-style="solid" style:text-underline-width="auto" style:text-underline-color="font-color" officeooo:rsid="000a5ed6" officeooo:paragraph-rsid="000a5ed6"/>
    </style:style>
    <style:style style:name="P4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2aac47" officeooo:paragraph-rsid="002aac47" fo:background-color="#fff200"/>
    </style:style>
    <style:style style:name="P42" style:family="paragraph" style:parent-style-name="Standard" style:list-style-name="L2">
      <style:paragraph-properties fo:text-align="justify" style:justify-single-word="false"/>
      <style:text-properties officeooo:rsid="000aa284" officeooo:paragraph-rsid="000aa284"/>
    </style:style>
    <style:style style:name="P43" style:family="paragraph" style:parent-style-name="Standard" style:list-style-name="L2">
      <style:paragraph-properties fo:text-align="justify" style:justify-single-word="false"/>
      <style:text-properties officeooo:rsid="000f12b5" officeooo:paragraph-rsid="000f12b5"/>
    </style:style>
    <style:style style:name="P44" style:family="paragraph" style:parent-style-name="Standard" style:list-style-name="L6">
      <style:paragraph-properties fo:text-align="justify" style:justify-single-word="false"/>
      <style:text-properties officeooo:rsid="000f12b5" officeooo:paragraph-rsid="005d2a3b"/>
    </style:style>
    <style:style style:name="P45" style:family="paragraph" style:parent-style-name="Standard" style:list-style-name="L2">
      <style:paragraph-properties fo:text-align="justify" style:justify-single-word="false"/>
      <style:text-properties officeooo:rsid="000b8d3a" officeooo:paragraph-rsid="005d2a3b"/>
    </style:style>
    <style:style style:name="P46" style:family="paragraph" style:parent-style-name="Standard" style:list-style-name="L2">
      <style:paragraph-properties fo:text-align="justify" style:justify-single-word="false"/>
      <style:text-properties officeooo:rsid="000f12b5" officeooo:paragraph-rsid="000f12b5" fo:background-color="transparent"/>
    </style:style>
    <style:style style:name="P47" style:family="paragraph" style:parent-style-name="Standard" style:list-style-name="L6">
      <style:paragraph-properties fo:text-align="justify" style:justify-single-word="false"/>
      <style:text-properties officeooo:rsid="000f12b5" officeooo:paragraph-rsid="005d2a3b" fo:background-color="transparent"/>
    </style:style>
    <style:style style:name="P48" style:family="paragraph" style:parent-style-name="Standard" style:list-style-name="L2">
      <style:paragraph-properties fo:text-align="justify" style:justify-single-word="false"/>
      <style:text-properties officeooo:rsid="00125171" officeooo:paragraph-rsid="00125171" fo:background-color="transparent"/>
    </style:style>
    <style:style style:name="P49" style:family="paragraph" style:parent-style-name="Standard" style:list-style-name="L6">
      <style:paragraph-properties fo:text-align="justify" style:justify-single-word="false"/>
      <style:text-properties officeooo:rsid="00125171" officeooo:paragraph-rsid="005d2a3b" fo:background-color="transparent"/>
    </style:style>
    <style:style style:name="P50" style:family="paragraph" style:parent-style-name="Standard" style:list-style-name="L2">
      <style:paragraph-properties fo:text-align="justify" style:justify-single-word="false"/>
      <style:text-properties officeooo:rsid="0013cb69" officeooo:paragraph-rsid="0013cb69" fo:background-color="transparent"/>
    </style:style>
    <style:style style:name="P51" style:family="paragraph" style:parent-style-name="Standard" style:list-style-name="L2">
      <style:paragraph-properties fo:text-align="justify" style:justify-single-word="false"/>
      <style:text-properties officeooo:rsid="0013cb69" officeooo:paragraph-rsid="001ba53b" fo:background-color="transparent"/>
    </style:style>
    <style:style style:name="P52" style:family="paragraph" style:parent-style-name="Standard" style:list-style-name="L3">
      <style:paragraph-properties fo:text-align="justify" style:justify-single-word="false"/>
      <style:text-properties officeooo:rsid="0013cb69" officeooo:paragraph-rsid="0013cb69" fo:background-color="transparent"/>
    </style:style>
    <style:style style:name="P53" style:family="paragraph" style:parent-style-name="Standard" style:list-style-name="L3">
      <style:paragraph-properties fo:text-align="justify" style:justify-single-word="false"/>
      <style:text-properties officeooo:rsid="0013cb69" officeooo:paragraph-rsid="00143efc" fo:background-color="transparent"/>
    </style:style>
    <style:style style:name="P54" style:family="paragraph" style:parent-style-name="Standard" style:list-style-name="L6">
      <style:paragraph-properties fo:text-align="justify" style:justify-single-word="false"/>
      <style:text-properties officeooo:rsid="0013cb69" officeooo:paragraph-rsid="005d2a3b" fo:background-color="transparent"/>
    </style:style>
    <style:style style:name="P55" style:family="paragraph" style:parent-style-name="Standard" style:list-style-name="L2">
      <style:paragraph-properties fo:text-align="justify" style:justify-single-word="false"/>
      <style:text-properties officeooo:rsid="00557622" officeooo:paragraph-rsid="00557622" fo:background-color="transparent"/>
    </style:style>
    <style:style style:name="P56" style:family="paragraph" style:parent-style-name="Standard" style:list-style-name="L6">
      <style:paragraph-properties fo:text-align="justify" style:justify-single-word="false"/>
      <style:text-properties officeooo:rsid="00557622" officeooo:paragraph-rsid="005d2a3b" fo:background-color="transparent"/>
    </style:style>
    <style:style style:name="P57" style:family="paragraph" style:parent-style-name="Standard" style:list-style-name="L2">
      <style:paragraph-properties fo:text-align="justify" style:justify-single-word="false"/>
      <style:text-properties officeooo:rsid="000cff36" officeooo:paragraph-rsid="000f12b5" fo:background-color="transparent"/>
    </style:style>
    <style:style style:name="P58" style:family="paragraph" style:parent-style-name="Standard" style:list-style-name="L2">
      <style:paragraph-properties fo:text-align="justify" style:justify-single-word="false"/>
      <style:text-properties officeooo:rsid="000df09f" officeooo:paragraph-rsid="00125171" fo:background-color="transparent"/>
    </style:style>
    <style:style style:name="P59" style:family="paragraph" style:parent-style-name="Standard" style:list-style-name="L2">
      <style:paragraph-properties fo:text-align="justify" style:justify-single-word="false"/>
      <style:text-properties officeooo:rsid="001ba53b" officeooo:paragraph-rsid="001ba53b" fo:background-color="transparent"/>
    </style:style>
    <style:style style:name="P60" style:family="paragraph" style:parent-style-name="Standard" style:list-style-name="L2">
      <style:paragraph-properties fo:text-align="justify" style:justify-single-word="false"/>
      <style:text-properties officeooo:rsid="00566c37" officeooo:paragraph-rsid="00566c37" fo:background-color="transparent"/>
    </style:style>
    <style:style style:name="P61" style:family="paragraph" style:parent-style-name="Standard" style:list-style-name="L3">
      <style:paragraph-properties fo:text-align="justify" style:justify-single-word="false"/>
      <style:text-properties officeooo:rsid="00191bb2" officeooo:paragraph-rsid="00191bb2" fo:background-color="transparent"/>
    </style:style>
    <style:style style:name="P62" style:family="paragraph" style:parent-style-name="Standard" style:list-style-name="L3">
      <style:paragraph-properties fo:text-align="justify" style:justify-single-word="false"/>
      <style:text-properties officeooo:rsid="004effb9" officeooo:paragraph-rsid="004effb9" fo:background-color="transparent"/>
    </style:style>
    <style:style style:name="P63" style:family="paragraph" style:parent-style-name="Standard" style:list-style-name="L3">
      <style:paragraph-properties fo:text-align="justify" style:justify-single-word="false"/>
      <style:text-properties officeooo:rsid="00504c63" officeooo:paragraph-rsid="00504c63" fo:background-color="transparent"/>
    </style:style>
    <style:style style:name="P64" style:family="paragraph" style:parent-style-name="Standard" style:list-style-name="L3">
      <style:paragraph-properties fo:text-align="justify" style:justify-single-word="false"/>
      <style:text-properties officeooo:rsid="00519da5" officeooo:paragraph-rsid="00519da5" fo:background-color="transparent"/>
    </style:style>
    <style:style style:name="P65" style:family="paragraph" style:parent-style-name="Standard" style:list-style-name="L3">
      <style:paragraph-properties fo:text-align="justify" style:justify-single-word="false"/>
      <style:text-properties officeooo:rsid="00346290" officeooo:paragraph-rsid="00346290" fo:background-color="transparent"/>
    </style:style>
    <style:style style:name="P66" style:family="paragraph" style:parent-style-name="Standard" style:list-style-name="L3">
      <style:paragraph-properties fo:text-align="justify" style:justify-single-word="false"/>
      <style:text-properties officeooo:rsid="00143efc" officeooo:paragraph-rsid="00143efc" fo:background-color="transparent"/>
    </style:style>
    <style:style style:name="P67" style:family="paragraph" style:parent-style-name="Standard" style:list-style-name="L3">
      <style:paragraph-properties fo:text-align="justify" style:justify-single-word="false"/>
      <style:text-properties officeooo:rsid="004de36d" officeooo:paragraph-rsid="004de36d" fo:background-color="transparent"/>
    </style:style>
    <style:style style:name="P68" style:family="paragraph" style:parent-style-name="Standard" style:list-style-name="L4">
      <style:paragraph-properties fo:text-align="justify" style:justify-single-word="false"/>
      <style:text-properties officeooo:rsid="00154b6a" officeooo:paragraph-rsid="001a07c8" fo:background-color="transparent"/>
    </style:style>
    <style:style style:name="P69" style:family="paragraph" style:parent-style-name="Standard" style:list-style-name="L2">
      <style:paragraph-properties fo:text-align="justify" style:justify-single-word="false"/>
      <style:text-properties officeooo:rsid="00154b6a" officeooo:paragraph-rsid="00154b6a" fo:background-color="transparent"/>
    </style:style>
    <style:style style:name="P70" style:family="paragraph" style:parent-style-name="Standard" style:list-style-name="L5">
      <style:paragraph-properties fo:text-align="justify" style:justify-single-word="false"/>
      <style:text-properties officeooo:rsid="001a07c8" officeooo:paragraph-rsid="001a07c8" fo:background-color="transparent"/>
    </style:style>
    <style:style style:name="P71" style:family="paragraph" style:parent-style-name="Standard" style:list-style-name="L5">
      <style:paragraph-properties fo:text-align="justify" style:justify-single-word="false"/>
      <style:text-properties officeooo:rsid="00210a2f" officeooo:paragraph-rsid="00210a2f" fo:background-color="transparent"/>
    </style:style>
    <style:style style:name="P72" style:family="paragraph" style:parent-style-name="Standard" style:list-style-name="L2">
      <style:paragraph-properties fo:text-align="justify" style:justify-single-word="false"/>
      <style:text-properties officeooo:rsid="000b8d3a" officeooo:paragraph-rsid="005d2a3b" fo:background-color="transparent"/>
    </style:style>
    <style:style style:name="P73" style:family="paragraph" style:parent-style-name="Standard" style:list-style-name="L2">
      <style:paragraph-properties fo:text-align="justify" style:justify-single-word="false"/>
      <style:text-properties officeooo:rsid="0013cb69" officeooo:paragraph-rsid="0013cb69"/>
    </style:style>
    <style:style style:name="P74" style:family="paragraph" style:parent-style-name="Standard" style:list-style-name="L2">
      <style:paragraph-properties fo:text-align="justify" style:justify-single-word="false"/>
      <style:text-properties officeooo:rsid="0049e720" officeooo:paragraph-rsid="0049e720"/>
    </style:style>
    <style:style style:name="P75" style:family="paragraph" style:parent-style-name="Standard" style:list-style-name="L3">
      <style:paragraph-properties fo:text-align="justify" style:justify-single-word="false"/>
      <style:text-properties style:font-name="LLiberation Serife" fo:font-size="12pt" officeooo:rsid="0013cb69" officeooo:paragraph-rsid="0013cb69" fo:background-color="transparent" style:font-size-asian="12pt" style:font-size-complex="12pt"/>
    </style:style>
    <style:style style:name="P76" style:family="paragraph" style:parent-style-name="Standard" style:list-style-name="L3">
      <style:paragraph-properties fo:text-align="justify" style:justify-single-word="false"/>
      <style:text-properties style:font-name="LLiberation Serife" fo:font-size="12pt" officeooo:rsid="001b89e7" officeooo:paragraph-rsid="001b89e7" fo:background-color="transparent" style:font-size-asian="12pt" style:font-size-complex="12pt"/>
    </style:style>
    <style:style style:name="P77" style:family="paragraph" style:parent-style-name="Standard">
      <style:paragraph-properties fo:text-align="justify" style:justify-single-word="false"/>
      <style:text-properties officeooo:rsid="0006cc21" officeooo:paragraph-rsid="0058206a"/>
    </style:style>
    <style:style style:name="P78" style:family="paragraph" style:parent-style-name="Standard">
      <style:paragraph-properties fo:text-align="justify" style:justify-single-word="false"/>
      <style:text-properties officeooo:rsid="0015d331" officeooo:paragraph-rsid="0058206a"/>
    </style:style>
    <style:style style:name="P79" style:family="paragraph" style:parent-style-name="Standard">
      <style:paragraph-properties fo:text-align="justify" style:justify-single-word="false"/>
      <style:text-properties officeooo:rsid="0015d331" officeooo:paragraph-rsid="003952f8"/>
    </style:style>
    <style:style style:name="P80" style:family="paragraph" style:parent-style-name="Standard" style:list-style-name="L1">
      <style:paragraph-properties fo:text-align="justify" style:justify-single-word="false"/>
      <style:text-properties officeooo:rsid="005a0068" officeooo:paragraph-rsid="005a0068"/>
    </style:style>
    <style:style style:name="P81" style:family="paragraph" style:parent-style-name="Standard">
      <style:paragraph-properties fo:text-align="center" style:justify-single-word="false"/>
      <style:text-properties fo:color="#ce181e" officeooo:rsid="005a0068" officeooo:paragraph-rsid="005a0068"/>
    </style:style>
    <style:style style:name="P82" style:family="paragraph" style:parent-style-name="Standard">
      <style:paragraph-properties fo:text-align="justify" style:justify-single-word="false"/>
      <style:text-properties fo:color="#ce181e" officeooo:rsid="005bb50d" officeooo:paragraph-rsid="005bb50d"/>
    </style:style>
    <style:style style:name="P83" style:family="paragraph" style:parent-style-name="Standard">
      <style:paragraph-properties fo:text-align="justify" style:justify-single-word="false"/>
      <style:text-properties fo:color="#ce181e" officeooo:paragraph-rsid="0028cc68"/>
    </style:style>
    <style:style style:name="P84" style:family="paragraph" style:parent-style-name="Standard" style:list-style-name="L2">
      <style:paragraph-properties fo:text-align="justify" style:justify-single-word="false"/>
      <style:text-properties fo:color="#ce181e" officeooo:rsid="00626453" officeooo:paragraph-rsid="00626453"/>
    </style:style>
    <style:style style:name="P85" style:family="paragraph" style:parent-style-name="Standard">
      <style:paragraph-properties fo:text-align="justify" style:justify-single-word="false"/>
      <style:text-properties officeooo:paragraph-rsid="0028cc68"/>
    </style:style>
    <style:style style:name="P86" style:family="paragraph" style:parent-style-name="Standard" style:list-style-name="L2">
      <style:paragraph-properties fo:text-align="justify" style:justify-single-word="false"/>
      <style:text-properties officeooo:rsid="00619825" officeooo:paragraph-rsid="00619825"/>
    </style:style>
    <style:style style:name="P87" style:family="paragraph" style:parent-style-name="Standard" style:list-style-name="L2">
      <style:paragraph-properties fo:text-align="justify" style:justify-single-word="false"/>
      <style:text-properties officeooo:rsid="00620784" officeooo:paragraph-rsid="00620784"/>
    </style:style>
    <style:style style:name="P8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0" style:family="paragraph">
      <style:paragraph-properties fo:text-align="center"/>
    </style:style>
    <style:style style:name="P91" style:family="paragraph">
      <style:paragraph-properties fo:text-align="center"/>
      <style:text-properties fo:color="#ffffff" fo:font-size="10pt" style:font-size-asian="10pt" style:font-size-complex="10pt"/>
    </style:style>
    <style:style style:name="P92" style:family="paragraph">
      <loext:graphic-properties draw:fill-color="#006c3b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efaf"/>
    </style:style>
    <style:style style:name="T3" style:family="text">
      <style:text-properties officeooo:rsid="000825b7"/>
    </style:style>
    <style:style style:name="T4" style:family="text">
      <style:text-properties officeooo:rsid="0009668c"/>
    </style:style>
    <style:style style:name="T5" style:family="text">
      <style:text-properties officeooo:rsid="000cff36"/>
    </style:style>
    <style:style style:name="T6" style:family="text">
      <style:text-properties fo:background-color="#fff200" loext:char-shading-value="0"/>
    </style:style>
    <style:style style:name="T7" style:family="text">
      <style:text-properties officeooo:rsid="00125171" fo:background-color="#fff200" loext:char-shading-value="0"/>
    </style:style>
    <style:style style:name="T8" style:family="text">
      <style:text-properties officeooo:rsid="00154b6a" fo:background-color="#fff200" loext:char-shading-value="0"/>
    </style:style>
    <style:style style:name="T9" style:family="text">
      <style:text-properties officeooo:rsid="00210a2f" fo:background-color="#fff200" loext:char-shading-value="0"/>
    </style:style>
    <style:style style:name="T10" style:family="text">
      <style:text-properties officeooo:rsid="002b4246" fo:background-color="#fff200" loext:char-shading-value="0"/>
    </style:style>
    <style:style style:name="T11" style:family="text">
      <style:text-properties officeooo:rsid="002c5f9d" fo:background-color="#fff200" loext:char-shading-value="0"/>
    </style:style>
    <style:style style:name="T12" style:family="text">
      <style:text-properties officeooo:rsid="002cc4d4" fo:background-color="#fff200" loext:char-shading-value="0"/>
    </style:style>
    <style:style style:name="T13" style:family="text">
      <style:text-properties officeooo:rsid="002d18ae" fo:background-color="#fff200" loext:char-shading-value="0"/>
    </style:style>
    <style:style style:name="T14" style:family="text">
      <style:text-properties officeooo:rsid="002e19e2" fo:background-color="#fff200" loext:char-shading-value="0"/>
    </style:style>
    <style:style style:name="T15" style:family="text">
      <style:text-properties officeooo:rsid="002e1a16" fo:background-color="#fff200" loext:char-shading-value="0"/>
    </style:style>
    <style:style style:name="T16" style:family="text">
      <style:text-properties officeooo:rsid="002fcbb8" fo:background-color="#fff200" loext:char-shading-value="0"/>
    </style:style>
    <style:style style:name="T17" style:family="text">
      <style:text-properties officeooo:rsid="0028cc68" fo:background-color="#fff200" loext:char-shading-value="0"/>
    </style:style>
    <style:style style:name="T18" style:family="text">
      <style:text-properties officeooo:rsid="0031be1f" fo:background-color="#fff200" loext:char-shading-value="0"/>
    </style:style>
    <style:style style:name="T19" style:family="text">
      <style:text-properties officeooo:rsid="00326eb2" fo:background-color="#fff200" loext:char-shading-value="0"/>
    </style:style>
    <style:style style:name="T20" style:family="text">
      <style:text-properties officeooo:rsid="0036603d" fo:background-color="#fff200" loext:char-shading-value="0"/>
    </style:style>
    <style:style style:name="T21" style:family="text">
      <style:text-properties officeooo:rsid="00372ce1" fo:background-color="#fff200" loext:char-shading-value="0"/>
    </style:style>
    <style:style style:name="T22" style:family="text">
      <style:text-properties officeooo:rsid="003d8752" fo:background-color="#fff200" loext:char-shading-value="0"/>
    </style:style>
    <style:style style:name="T23" style:family="text">
      <style:text-properties officeooo:rsid="003ef54f" fo:background-color="#fff200" loext:char-shading-value="0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00cff36" fo:background-color="transparent" loext:char-shading-value="0"/>
    </style:style>
    <style:style style:name="T26" style:family="text">
      <style:text-properties officeooo:rsid="000f12b5" fo:background-color="transparent" loext:char-shading-value="0"/>
    </style:style>
    <style:style style:name="T27" style:family="text">
      <style:text-properties officeooo:rsid="00476a32" fo:background-color="transparent" loext:char-shading-value="0"/>
    </style:style>
    <style:style style:name="T28" style:family="text">
      <style:text-properties officeooo:rsid="0058206a" fo:background-color="transparent" loext:char-shading-value="0"/>
    </style:style>
    <style:style style:name="T29" style:family="text">
      <style:text-properties officeooo:rsid="005d2a3b" fo:background-color="transparent" loext:char-shading-value="0"/>
    </style:style>
    <style:style style:name="T30" style:family="text">
      <style:text-properties officeooo:rsid="0013cb69"/>
    </style:style>
    <style:style style:name="T31" style:family="text">
      <style:text-properties officeooo:rsid="00154b6a"/>
    </style:style>
    <style:style style:name="T32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style:font-style-asian="normal" style:font-weight-asian="normal" style:text-emphasize="none"/>
    </style:style>
    <style:style style:name="T33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officeooo:rsid="00346290" style:font-style-asian="normal" style:font-weight-asian="normal" style:text-emphasize="none"/>
    </style:style>
    <style:style style:name="T34" style:family="text">
      <style:text-properties style:font-name="Liberation Serif"/>
    </style:style>
    <style:style style:name="T35" style:family="text">
      <style:text-properties fo:font-style="italic" officeooo:rsid="00191bb2" fo:background-color="#fff200" loext:char-shading-value="0" style:font-style-asian="italic" style:font-style-complex="italic"/>
    </style:style>
    <style:style style:name="T36" style:family="text">
      <style:text-properties officeooo:rsid="001a07c8"/>
    </style:style>
    <style:style style:name="T37" style:family="text">
      <style:text-properties officeooo:rsid="001b89e7"/>
    </style:style>
    <style:style style:name="T38" style:family="text">
      <style:text-properties officeooo:rsid="001ba53b"/>
    </style:style>
    <style:style style:name="T39" style:family="text">
      <style:text-properties officeooo:rsid="001d87e7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2" style:family="text">
      <style:text-properties officeooo:rsid="0023a9c3"/>
    </style:style>
    <style:style style:name="T43" style:family="text">
      <style:text-properties fo:font-size="12pt" fo:font-weight="bold" officeooo:rsid="0023a9c3" style:font-size-asian="12pt" style:font-weight-asian="bold" style:font-size-complex="12pt" style:font-weight-complex="bold"/>
    </style:style>
    <style:style style:name="T44" style:family="text">
      <style:text-properties officeooo:rsid="00244455"/>
    </style:style>
    <style:style style:name="T45" style:family="text">
      <style:text-properties officeooo:rsid="00273e2e"/>
    </style:style>
    <style:style style:name="T46" style:family="text">
      <style:text-properties officeooo:rsid="0028cc68"/>
    </style:style>
    <style:style style:name="T47" style:family="text">
      <style:text-properties fo:language="en" fo:country="GB"/>
    </style:style>
    <style:style style:name="T48" style:family="text">
      <style:text-properties officeooo:rsid="002b4246"/>
    </style:style>
    <style:style style:name="T49" style:family="text">
      <style:text-properties officeooo:rsid="002e19e2"/>
    </style:style>
    <style:style style:name="T50" style:family="text">
      <style:text-properties fo:color="#ce181e"/>
    </style:style>
    <style:style style:name="T51" style:family="text">
      <style:text-properties fo:color="#ce181e" officeooo:rsid="002fcbb8" fo:background-color="#fff200" loext:char-shading-value="0"/>
    </style:style>
    <style:style style:name="T52" style:family="text">
      <style:text-properties fo:color="#ce181e" officeooo:rsid="00346290" fo:background-color="#fff200" loext:char-shading-value="0"/>
    </style:style>
    <style:style style:name="T53" style:family="text">
      <style:text-properties fo:color="#ce181e" fo:background-color="transparent" loext:char-shading-value="0"/>
    </style:style>
    <style:style style:name="T54" style:family="text">
      <style:text-properties fo:color="#ce181e" officeooo:rsid="000cff36" fo:background-color="transparent" loext:char-shading-value="0"/>
    </style:style>
    <style:style style:name="T55" style:family="text">
      <style:text-properties fo:color="#ce181e" officeooo:rsid="005d2a3b" fo:background-color="transparent" loext:char-shading-value="0"/>
    </style:style>
    <style:style style:name="T56" style:family="text">
      <style:text-properties fo:color="#ce181e" officeooo:rsid="005d2a3b"/>
    </style:style>
    <style:style style:name="T57" style:family="text">
      <style:text-properties fo:color="#ce181e" officeooo:rsid="000cff36"/>
    </style:style>
    <style:style style:name="T58" style:family="text">
      <style:text-properties officeooo:rsid="00346290"/>
    </style:style>
    <style:style style:name="T59" style:family="text">
      <style:text-properties officeooo:rsid="0036603d"/>
    </style:style>
    <style:style style:name="T60" style:family="text">
      <style:text-properties officeooo:rsid="003d8752"/>
    </style:style>
    <style:style style:name="T61" style:family="text">
      <style:text-properties officeooo:rsid="00476a32"/>
    </style:style>
    <style:style style:name="T62" style:family="text">
      <style:text-properties officeooo:rsid="005bb50d"/>
    </style:style>
    <style:style style:name="T63" style:family="text">
      <style:text-properties officeooo:rsid="005c29e0"/>
    </style:style>
    <style:style style:name="T64" style:family="text">
      <style:text-properties officeooo:rsid="00645161"/>
    </style:style>
    <style:style style:name="T65" style:family="text">
      <style:text-properties officeooo:rsid="0065e474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8" style:family="text">
      <style:text-properties fo:color="#ffffff"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2.75cm" fo:min-width="2.715cm" fo:margin-left="0cm" fo:margin-right="0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fill-color="#006c3b" draw:textarea-horizontal-align="justify" draw:textarea-vertical-align="middle" draw:auto-grow-height="false" fo:min-height="2.75cm" fo:min-width="3.156cm" fo:margin-left="0cm" fo:margin-right="0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2.75cm" fo:min-width="3.156cm" fo:margin-left="0cm" fo:margin-right="0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ntwurf <text:span text:style-name="T4">für einen </text:span>Online Fragebogen im Projekt MetaOpenData</text:p>
      <text:p text:style-name="P8">- <text:span text:style-name="T42">Befragung von Nutzern der Daten und Metadaten des BMVI und seines Geschäftsbereichs -</text:span></text:p>
      <text:p text:style-name="P6"/>
      <text:p text:style-name="P7">Stand: <text:date style:data-style-name="N37" text:date-value="2018-01-29T09:51:55.921530732" text:fixed="true">29.01.18</text:date></text:p>
      <text:p text:style-name="P1"/>
      <text:p text:style-name="P1"/>
      <text:p text:style-name="P4"><text:span text:style-name="T41">Ziel:</text:span><text:span text:style-name="T1"> </text:span><text:span text:style-name="T43">Befragung von Nutzern der Daten und Metadaten des BMVI und seines Geschäftsbereichs. </text:span>Beitrag zu AP-I, <text:span text:style-name="T4">im Wesentlichen zum </text:span>Unterpunkt „Erarbeitung Datentypisierung“. Die Befragung soll online und in Form von Experteninterviews durchgeführt werden. Sie hat zum Ziel, <text:span text:style-name="T2">(i) die Auffindbarkeit und tatsächliche Nutzung (bzw. Nutzbarkeit) von Daten und Metadaten <text:s/>des BMVI und seines Geschäftsbereichs, sowie (ii) Anforderungen an Metadaten aus Nutzersicht zu eruieren (was sind relevante Metadaten? Wie viele werden benötigt?). Dies soll insb. dazu beitragen, eine </text:span>Bestandsaufnahme hinsichtlich der Quantität und der Qualität der Metadaten <text:span text:style-name="T4">aus Nutzersicht zu erstellen, um die Kriterien für die Typisierung zu definieren und diejenigen Datentypen </text:span>auszuwählen, die am besten geeignet erscheinen um im Rahmen dieser Machbarkeitsstudie betrachtet zu werden.</text:p>
      <text:p text:style-name="P2"/>
      <text:p text:style-name="P2"/>
      <text:p text:style-name="P77"><text:span text:style-name="T41">Zielgruppe:</text:span> Befragung von Nutzern der Daten und Metadaten des BMVI und seines Geschäftsbereichs<text:span text:style-name="T3">, insbesondere die unter mCLOUD gelisteten Daten, des </text:span><text:span text:style-name="T25">Copernicus Marine Environment Monitoring Service </text:span><text:span text:style-name="T28">und Copernicus Sentinel</text:span><text:span text:style-name="T3">. Zu den Nutzergruppen zählen:</text:span></text:p>
      <text:list xml:id="list527776121" text:style-name="L1">
        <text:list-item>
          <text:p text:style-name="P33">Behördliche Nutzergruppen <text:span text:style-name="T44">(Bundesebene, Landesebene)</text:span></text:p>
        </text:list-item>
        <text:list-item>
          <text:p text:style-name="P80">Projektbeteiligte an mFUND Projekte (über BMVI)</text:p>
        </text:list-item>
        <text:list-item>
          <text:p text:style-name="P34">Firmen?</text:p>
        </text:list-item>
        <text:list-item>
          <text:p text:style-name="P38">Weitere?</text:p>
        </text:list-item>
      </text:list>
      <text:p text:style-name="P2"/>
      <text:p text:style-name="P11">Allgemeiner Aufbau:</text:p>
      <text:p text:style-name="P11"/>
      <text:p text:style-name="P12"><draw:custom-shape text:anchor-type="as-char" svg:y="-1.517cm" draw:z-index="1" draw:name="Form1" draw:style-name="gr2" draw:text-style-name="P92" svg:width="4.072cm" svg:height="2.749cm"><text:p text:style-name="P90"><text:span text:style-name="T68">Einleitender Text, </text:span></text:p><text:p text:style-name="P90"><text:span text:style-name="T68">Ziele der Umfrage</text:span></text:p><draw:enhanced-geometry svg:viewBox="0 0 21600 21600" draw:text-areas="0 0 ?f0 21600" draw:type="right-arrow-callout" draw:modifiers="16735.5565179732 5278.76844130853 18569.0775227371 7828.09493264914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custom-shape text:anchor-type="as-char" svg:y="-1.517cm" draw:z-index="0" draw:name="Form1" draw:style-name="gr1" draw:text-style-name="P91" svg:width="4.072cm" svg:height="2.749cm"><text:p text:style-name="P90"><text:span text:style-name="T68">Teil 1:</text:span></text:p><text:p text:style-name="P90"><text:span text:style-name="T68">Allgemeine </text:span></text:p><text:p text:style-name="P90"><text:span text:style-name="T68">Informationen </text:span></text:p><text:p text:style-name="P90"><text:span text:style-name="T68">Über den Interviewee</text:span></text:p><draw:enhanced-geometry svg:viewBox="0 0 21600 21600" draw:text-areas="0 0 ?f0 21600" draw:type="right-arrow-callout" draw:modifiers="16735.5565179732 5278.76844130853 18569.0775227371 7828.09493264914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custom-shape text:anchor-type="as-char" svg:y="-1.517cm" draw:z-index="2" draw:name="Form1" draw:style-name="gr3" draw:text-style-name="P91" svg:width="4.072cm" svg:height="2.749cm"><text:p text:style-name="P90"><text:span text:style-name="T68">Teil 2: </text:span></text:p><text:p text:style-name="P90"><text:span text:style-name="T68">Fragen zur </text:span></text:p><text:p text:style-name="P90"><text:span text:style-name="T68">Daten Nutzung</text:span></text:p><draw:enhanced-geometry svg:viewBox="0 0 21600 21600" draw:text-areas="0 0 ?f0 21600" draw:type="right-arrow-callout" draw:modifiers="16735.5565179732 5278.76844130853 18569.0775227371 7828.09493264914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custom-shape text:anchor-type="as-char" svg:y="-1.517cm" draw:z-index="3" draw:name="Form1" draw:style-name="gr3" draw:text-style-name="P91" svg:width="4.072cm" svg:height="2.749cm"><text:p text:style-name="P90"><text:span text:style-name="T68">Teil 3: </text:span></text:p><text:p text:style-name="P90"><text:span text:style-name="T68">Fragen zur </text:span></text:p><text:p text:style-name="P90"><text:span text:style-name="T68">Metadaten Nutzung </text:span></text:p><text:p text:style-name="P90"><text:span text:style-name="T68">und Anforderungen </text:span></text:p><text:p text:style-name="P90"><text:span text:style-name="T68">an Metadaten</text:span></text:p><draw:enhanced-geometry svg:viewBox="0 0 21600 21600" draw:text-areas="0 0 ?f0 21600" draw:type="right-arrow-callout" draw:modifiers="16735.5565179732 5278.76844130853 18569.0775227371 7828.09493264914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/text:p>
      <text:p text:style-name="P32"/>
      <text:p text:style-name="P81">Ggf. Teil 2 weg, dafür aber: Haben Sie Interesse an unserem System, wie sollte das aussehen (→ <text:span text:style-name="T62">Interner </text:span>Gedanke: <text:span text:style-name="T62">letztlich </text:span>maßgeschneiderte Produkte <text:span text:style-name="T62">für pot. Kunden</text:span>) – ggf. Teil 2 und 3 verschmelzen → bspw. Welche „Themendaten nutzen Sie?“</text:p>
      <text:p text:style-name="P10"/>
      <text:p text:style-name="P10">Einleitender Text für die Online Umfrage (Entwurf, Ideen):</text:p>
      <text:p text:style-name="P17"/>
      <text:p text:style-name="P13">Worum geht’s: Metadaten</text:p>
      <text:p text:style-name="P27"/>
      <text:p text:style-name="P78">Metadaten sind Informationen, die die Merkmale der eigentlichen Datensätze, <text:span text:style-name="T46">bspw. Von Geofachdaten oder Satellitenbildern</text:span> beschreiben. <text:span text:style-name="T59">Mit Metadaten erfahren Nutzer mehr über </text:span><text:span text:style-name="T20">xxx</text:span><text:span text:style-name="T59"> und </text:span><text:span text:style-name="T20">yyy</text:span><text:span text:style-name="T59">, und Metadaten ermöglichen das einfacherer Auffinden der eigentlichen Daten im Internet. </text:span></text:p>
      <text:p text:style-name="P78"><text:span text:style-name="T20"/></text:p>
      <text:p text:style-name="P78"><text:span text:style-name="T20">Die ...</text:span></text:p>
      <text:p text:style-name="P19"/>
      <text:p text:style-name="P19">Wichtig ist, dass die Metadaten eine hohe Qualität und damit verbunden auch eine hohe Aktualität besitzen. Nur so kann gewährleistet werden, dass die Fachdaten im jeweiligen Suchkontext auch gefunden werden.</text:p>
      <text:p text:style-name="P19"><text:soft-page-break/></text:p>
      <text:p text:style-name="P18"/>
      <text:p text:style-name="P14">Was sind die Herausforderungen: <text:span text:style-name="T45">Auffindbarkeit, Erstellung der Metadaten</text:span></text:p>
      <text:p text:style-name="P18"/>
      <text:p text:style-name="P82">Im Blick behalten: wir haben beide Gruppen im Blick: (End-)Nutzer und Datenbereitsteller</text:p>
      <text:p text:style-name="P20"/>
      <text:p text:style-name="P20">Die Erstellung und vor allem die Pflege der hier benötigten Metadaten ist jedoch sehr kosten-, arbeits- und zeitintensiv. <text:span text:style-name="T49">U</text:span><text:span text:style-name="T11">mfassend und aktuell Metadaten </text:span><text:span text:style-name="T14">ermöglichen </text:span><text:span text:style-name="T11">das </text:span><text:span text:style-name="T13"><text:s/></text:span><text:span text:style-name="T11">Auffinden der eigentlichen Daten durch die Anwender </text:span><text:span text:style-name="T14">in Fachportalen wie bspw. </text:span><text:span text:style-name="T15">Das offene Datenportal </text:span><text:span text:style-name="T14">mCLOUD </text:span><text:span text:style-name="T19">(</text:span><text:a xlink:type="simple" xlink:href="https://www.mcloud.de/" office:name="mCLOUD" text:style-name="Internet_20_link" text:visited-style-name="Visited_20_Internet_20_Link"><text:span text:style-name="T14">Link</text:span></text:a><text:span text:style-name="T14">) </text:span><text:span text:style-name="T15">des </text:span><text:span text:style-name="T17">Bundesministerium für Verkehr und digitale Infrastruktur </text:span><text:span text:style-name="T18">(</text:span><text:span text:style-name="T15">BMVI</text:span><text:span text:style-name="T19">)</text:span><text:span text:style-name="T15"> </text:span><text:span text:style-name="T14">oder </text:span><text:span text:style-name="T52">Geoportal.de (</text:span><text:a xlink:type="simple" xlink:href="http://www.geoportal.de/DE/Geoportal/geoportal.html?lang=de" office:name="Geoportal.de" text:style-name="Internet_20_link" text:visited-style-name="Visited_20_Internet_20_Link">Link</text:a><text:span text:style-name="T52">)</text:span><text:span text:style-name="T11">. </text:span><office:annotation office:name="__Annotation__703_3302633833"><dc:creator>FL</dc:creator><dc:date>2018-01-29T13:50:57.687789109</dc:date><loext:sender-initials>FL</loext:sender-initials><text:p text:style-name="P88"><text:span text:style-name="T66">1-2 Argumente einfügen was bisher nicht so gut ist, ohne BMVI in einem schlechten Licht darstehen zu lassen</text:span></text:p><text:p text:style-name="P88"><text:span text:style-name="T66"/></text:p><text:p text:style-name="P88"><text:span text:style-name="T66">Also nicht: weil bisherige Metadatenportale „kacke“ sind</text:span></text:p></office:annotation><text:span text:style-name="T12">Jedoch </text:span><text:span text:style-name="T13">bieten die oft </text:span><text:span text:style-name="T16">sehr </text:span><text:span text:style-name="T13">technischen Metadaten nicht immer </text:span><text:span text:style-name="T16">Anwendungsfall spezifische </text:span><text:span text:style-name="T51">BlaBla</text:span><text:span text:style-name="T16"> die das Auffinden von geeigneten Daten erschweren können.</text:span><text:span text:style-name="T13"> </text:span></text:p>
      <text:p text:style-name="P20"><office:annotation-end office:name="__Annotation__703_3302633833"/></text:p>
      <text:p text:style-name="P22"/>
      <text:p text:style-name="P15">Die Lösung: Es gibt ein Projekt im Kontext mFUND</text:p>
      <text:p text:style-name="P17"/>
      <text:p text:style-name="P24"><text:span text:style-name="T46">Vor diesem Hintergrund fördert das BMVI das Projekt MetaOpenData (</text:span><text:a xlink:type="simple" xlink:href="https://www.bmvi.de/SharedDocs/DE/Artikel/DG/mfund-projekte/machbarkeitsstudie-auffindbarkeit-von-daten-metaopendata.html?nn=326002" office:name="MetaOpenData" text:style-name="Internet_20_link" text:visited-style-name="Visited_20_Internet_20_Link"><text:span text:style-name="T46">Link</text:span></text:a><text:span text:style-name="T46">), an welchem Sopra Steria AG und <text:s/>mundialis GmbH &amp; Co KG beteiligt sind. Dies geschieht im</text:span> Rahmen der Forschungsinitiative <text:span text:style-name="T46">mFUND (Modernitätsfonds, </text:span><text:a xlink:type="simple" xlink:href="https://www.bmvi.de/DE/Themen/Digitales/mFund/Ueberblick/ueberblick.html" office:name="mFUND" text:style-name="Internet_20_link" text:visited-style-name="Visited_20_Internet_20_Link"><text:span text:style-name="T46">Link</text:span></text:a><text:span text:style-name="T46">) mit dem das BMVI </text:span>seit 2016 Forschungs- und Entwicklungsprojekte rund um digitale datenbasierte Anwendungen für die Mobilität 4.0. <text:span text:style-name="T46">fördert. </text:span></text:p>
      <text:p text:style-name="P26"/>
      <text:p text:style-name="P83">→<text:span text:style-name="T63"> Gedanke hier: BMVI nennen, informieren über das Vorhaben „Umfrage“, Ansprechen von Projektpartnern.</text:span></text:p>
      <text:p text:style-name="P26"/>
      <text:p text:style-name="P25"><office:annotation office:name="__Annotation__3620_3302633833"><dc:creator>FL</dc:creator><dc:date>2018-01-29T16:27:33.238569001</dc:date><loext:sender-initials>FL</loext:sender-initials><text:p text:style-name="P88"><text:span text:style-name="T66">Vereinfachung und Verbesserung des Zugriffs auf Freie Daten und Freie Geodaten 1 durch</text:span></text:p><text:p text:style-name="P88"><text:span text:style-name="T66">automatisierte Anreicherung mit Metadaten und damit Vereinfachung und Optimierung der</text:span></text:p><text:p text:style-name="P88"><text:span text:style-name="T66">Metadatenerfassung,–pflege und -bereitstellung.</text:span></text:p><text:p text:style-name="P88"><text:span text:style-name="T66"> </text:span><text:span text:style-name="T66">Verbesserung der Auffindbarkeit von Daten hinsichtlich ihres Zeitbezuges</text:span></text:p></office:annotation><text:span text:style-name="T46">Das </text:span>Projekt <text:span text:style-name="T46">MetaOpenData </text:span>hat zum Ziel, Wege aufzuzeigen, wie ein dynamisches und automatisiertes Ableiten von Metainformationen aus vorhandenen Daten ermöglicht werden kann.<office:annotation-end office:name="__Annotation__3620_3302633833"/> Das Gesamtziel des Vorhabens im Rahmen einer Machbarkeitsstudie ist die Verbesserung der Auffindbarkeit von Daten aus dem Geschäftsbereich des BMVI.</text:p>
      <text:p text:style-name="P15"/>
      <text:p text:style-name="P15">Ziel der Umfrage</text:p>
      <text:p text:style-name="P29"/>
      <text:p text:style-name="P30">Um die Nutzeranforderungen an die Metadaten besser zu berücksichtigen, führen Sopra Steria AG und <text:s/>mundialis GmbH &amp; Co KG i<office:annotation office:name="__Annotation__744_3302633833"><dc:creator>FL</dc:creator><dc:date>2018-01-29T14:36:03.419320346</dc:date><loext:sender-initials>FL</loext:sender-initials><text:p text:style-name="P88"><text:span text:style-name="T66">Reicht das, um genug Vertrauen aufzubauen? Weil: Umfragen durch Firmen in Behörden sind immer schwierig, hoffe wir bekommen Rückendeckung durch das BMVI….</text:span></text:p></office:annotation>m <text:span text:style-name="T62">durch das</text:span> BMVI <text:span text:style-name="T62">geförderte Projekt</text:span><office:annotation-end office:name="__Annotation__744_3302633833"/> eine Umfrage durch.</text:p>
      <text:p text:style-name="P23"/>
      <text:p text:style-name="P30"/>
      <text:p text:style-name="P16">Was bringt es dem Leser, die Umfrage auszufüllen?</text:p>
      <text:p text:style-name="P28"/>
      <text:p text:style-name="P21">- <text:span text:style-name="T48">Argument für den Nutzer: Beitrag zur Schaffung von Methode und Verfahren für eine besseres Auffinden von Daten für die eigene Anwendung</text:span></text:p>
      <text:p text:style-name="P18"/>
      <text:p text:style-name="P18"><text:span text:style-name="T6">- </text:span><text:span text:style-name="T10">Argument für die Daten haltenden Stellen:</text:span><text:span text:style-name="T48"> </text:span>Die angestrebte Projektidee soll Ressourcen freimachen, die ansonsten in Erfassung und Pflege von Metadaten gebunden sind. Darüber hinaus könnten Fachdaten <text:span text:style-name="T46">erstmals</text:span> mit ausreichenden und vereinheitlichten Metadaten beschrieben und als <text:span text:style-name="T47">Open Data</text:span> publiziert werden.</text:p>
      <text:p text:style-name="P17"/>
      <text:p text:style-name="P31">Die Umfrage besteht aus drei Teilen: im ersten Teil können Sie (freiwillig) Angaben zu der Art Ihrer Organisation und Ihrer Arbeit bzw. Vorkenntnisse in der Nutzung von Metadaten machen. <text:span text:style-name="T60">Ihre Angaben werden vertraulich behandelt und anonym ausgewertet. </text:span><text:span text:style-name="T21">Eine Rückverfolgung </text:span><text:span text:style-name="T22">Ihrer Identität </text:span><text:span text:style-name="T21">oder Ihrer Institution ist daher nicht möglich. </text:span><text:span text:style-name="T6">Im </text:span><text:span text:style-name="T23">z</text:span><text:span text:style-name="T6">weiten Teil können Sie uns mitteilen, welche Art von Daten Sie nutzen und im dritten Teil schließlich können Sie Angaben </text:span><text:span text:style-name="T23">über die Nutzung von und Ihre Anforderungen an Metadaten machen.</text:span></text:p>
      <text:p text:style-name="P3"><text:soft-page-break/></text:p>
      <text:p text:style-name="P5"><text:span text:style-name="T40">Fragen:</text:span> </text:p>
      <text:p text:style-name="P2"/>
      <text:list xml:id="list309402761" text:style-name="L2">
        <text:list-item>
          <text:p text:style-name="P39">Fragen zur Nutzergruppe</text:p>
          <text:list>
            <text:list-item>
              <text:p text:style-name="P42">Zu welcher Nutzerkategorie gehören Sie</text:p>
              <text:list>
                <text:list-item>
                  <text:p text:style-name="P42">Behördlicher Nutzergruppe</text:p>
                </text:list-item>
                <text:list-item>
                  <text:p text:style-name="P42">NGOs</text:p>
                </text:list-item>
                <text:list-item>
                  <text:p text:style-name="P42">Privatwirtschaft</text:p>
                </text:list-item>
                <text:list-item>
                  <text:p text:style-name="P42">Forschung</text:p>
                </text:list-item>
                <text:list-item>
                  <text:p text:style-name="P42">Privat</text:p>
                </text:list-item>
                <text:list-item>
                  <text:p text:style-name="P42">Sonstige</text:p>
                </text:list-item>
              </text:list>
            </text:list-item>
            <text:list-item>
              <text:p text:style-name="P43">Wie schätzen Sie Ihre eigen Erfahrung hinsichtlich der Nutzung von Geodaten ein?</text:p>
              <text:list>
                <text:list-item>
                  <text:p text:style-name="P43">Anfänger</text:p>
                </text:list-item>
                <text:list-item>
                  <text:p text:style-name="P43">Fortgeschritten</text:p>
                </text:list-item>
                <text:list-item>
                  <text:p text:style-name="P35">Profi</text:p>
                </text:list-item>
                <text:list-item>
                  <text:p text:style-name="P43">Keine Ahnung</text:p>
                </text:list-item>
              </text:list>
            </text:list-item>
          </text:list>
        </text:list-item>
      </text:list>
      <text:p text:style-name="P9"/>
      <text:p text:style-name="P9"/>
      <text:list xml:id="list163229887841873" text:continue-numbering="true" text:style-name="L2">
        <text:list-item>
          <text:p text:style-name="P40">Fragen zur Nutzung von Daten und Metadaten</text:p>
          <text:list>
            <text:list-item>
              <text:p text:style-name="P45"><text:span text:style-name="T24">Nutzen Sie</text:span><text:span text:style-name="T53"> </text:span><text:span text:style-name="T55">Daten aus dem Geschäftsbereioch des BMVI (mCLOUD)</text:span></text:p>
              <text:list>
                <text:list-item>
                  <text:p text:style-name="P43"><text:span text:style-name="T25">W</text:span><text:span text:style-name="T24">elche Themen?</text:span></text:p>
                </text:list-item>
                <text:list-item>
                  <text:p text:style-name="P46">Welche Datentypen?</text:p>
                  <text:list>
                    <text:list-item>
                      <text:p text:style-name="P48"><office:annotation office:name="__Annotation__15413_2310189670"><dc:creator>FL</dc:creator><dc:date>2018-01-30T16:22:22.678208814</dc:date><loext:sender-initials>FL</loext:sender-initials><text:p text:style-name="P89"><text:span text:style-name="T67">Macht das Sinn?</text:span></text:p></office:annotation>Raster</text:p>
                    </text:list-item>
                    <text:list-item>
                      <text:p text:style-name="P36">Vector</text:p>
                    </text:list-item>
                    <text:list-item>
                      <text:p text:style-name="P48">WMS</text:p>
                    </text:list-item>
                    <text:list-item>
                      <text:p text:style-name="P50">WFS<office:annotation-end office:name="__Annotation__15413_2310189670"/></text:p>
                    </text:list-item>
                    <text:list-item>
                      <text:p text:style-name="P55">In-situ</text:p>
                    </text:list-item>
                    <text:list-item>
                      <text:p text:style-name="P48">Weitere (eigene Angaben)</text:p>
                    </text:list-item>
                  </text:list>
                </text:list-item>
              </text:list>
            </text:list-item>
            <text:list-item>
              <text:p text:style-name="P57"><text:span text:style-name="T61">Nutzen Sie </text:span>Sentinel-Satellitendaten?</text:p>
              <text:list>
                <text:list-item>
                  <text:p text:style-name="P46">Sentinel 1?</text:p>
                </text:list-item>
                <text:list-item>
                  <text:p text:style-name="P46">Sentinel 2?</text:p>
                </text:list-item>
                <text:list-item>
                  <text:p text:style-name="P46">Sentinel 3?</text:p>
                </text:list-item>
              </text:list>
            </text:list-item>
            <text:list-item>
              <text:p text:style-name="P72"><text:span text:style-name="T57">Copernicus Marine Environment Monitoring Service (</text:span><text:a xlink:type="simple" xlink:href="http://marine.copernicus.eu/" text:style-name="Internet_20_link" text:visited-style-name="Visited_20_Internet_20_Link">http://marine.copernicus.eu/</text:a><text:span text:style-name="T57">)?</text:span></text:p>
            </text:list-item>
          </text:list>
        </text:list-item>
      </text:list>
      <text:list xml:id="list2468776009" text:style-name="L6">
        <text:list-item>
          <text:list>
            <text:list-item>
              <text:list>
                <text:list-item>
                  <text:p text:style-name="P44"><text:span text:style-name="T25">W</text:span><text:span text:style-name="T24">elche Themen?</text:span></text:p>
                </text:list-item>
                <text:list-item>
                  <text:p text:style-name="P47">Welche Datentypen?</text:p>
                  <text:list>
                    <text:list-item>
                      <text:p text:style-name="P49">Raster</text:p>
                    </text:list-item>
                    <text:list-item>
                      <text:p text:style-name="P37">Vector</text:p>
                    </text:list-item>
                    <text:list-item>
                      <text:p text:style-name="P49">WMS</text:p>
                    </text:list-item>
                    <text:list-item>
                      <text:p text:style-name="P54">WFS</text:p>
                    </text:list-item>
                    <text:list-item>
                      <text:p text:style-name="P56">In-situ</text:p>
                    </text:list-item>
                    <text:list-item>
                      <text:p text:style-name="P49">Weitere (eigene Angaben)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/>
      <text:list xml:id="list163230746116687" text:continue-list="list163229887841873" text:style-name="L2">
        <text:list-item>
          <text:p text:style-name="P40">Fragen zu Anforderungen an Metadaten <text:span text:style-name="T7">(eigene Kategorie oder jeweils zu den Fragen bei 2i und 2ii?)</text:span></text:p>
          <text:list>
            <text:list-item>
              <text:p text:style-name="P86">Pflegen Sie Metadaten?</text:p>
              <text:list>
                <text:list-item>
                  <text:p text:style-name="P87">Nein</text:p>
                </text:list-item>
                <text:list-item>
                  <text:p text:style-name="P87">Ja</text:p>
                  <text:list>
                    <text:list-item>
                      <text:p text:style-name="P84">Ggf. freies Eingabefeld <text:span text:style-name="T65">mit Textfeld </text:span>(<text:span text:style-name="T64">Kann die Metadateneingabe verbesser werden?</text:span>)</text:p>
                    </text:list-item>
                  </text:list>
                </text:list-item>
              </text:list>
            </text:list-item>
            <text:list-item>
              <text:p text:style-name="P73">Nutzen Sie Metadaten?</text:p>
              <text:list>
                <text:list-item>
                  <text:p text:style-name="P73">Nein</text:p>
                </text:list-item>
                <text:list-item>
                  <text:p text:style-name="P73"><text:soft-page-break/>J<text:span text:style-name="T38">a</text:span></text:p>
                  <text:list>
                    <text:list-item>
                      <text:p text:style-name="P73">Wozu nutzen Sie Metadaten?</text:p>
                      <text:list>
                        <text:list-item>
                          <text:p text:style-name="P73">Zum Auffinden von <text:span text:style-name="T39">Daten</text:span> über Portale wie GDI-DE oder mCLOUD</text:p>
                        </text:list-item>
                        <text:list-item>
                          <text:p text:style-name="P73">Zur Analyse der Daten</text:p>
                        </text:list-item>
                        <text:list-item>
                          <text:p text:style-name="P74">Weitere (Eigene Angaben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8">Welche <text:span text:style-name="T30">der in den Metadaten vorhandenen </text:span>Zusatzinformationen <text:span text:style-name="T8">interessieren</text:span> Sie? <text:span text:style-name="T35"><office:annotation office:name="__Annotation__15484_2310189670"><dc:creator>FL</dc:creator><dc:date>2018-01-30T16:26:08.854867521</dc:date><loext:sender-initials>FL</loext:sender-initials><text:p text:style-name="P89"><text:span text:style-name="T67">Oder: Eine eigene Rangfolge erstellen lassen, bspw. Nehmen Sie eine Auswahl der 5 wichtigsten</text:span></text:p><text:p text:style-name="P89"><text:span text:style-name="T67"/></text:p><text:p text:style-name="P89"><text:span text:style-name="T67">Offene Frage: Eigene Angaben zulassen? Denn die Liste ist ggf. zu lang für die Befragten.</text:span></text:p><text:p text:style-name="P89"><text:span text:style-name="T67"/></text:p></office:annotation></text:span><text:span text:style-name="T35">[Man könnte hier auch erfragen: Wie wichtig ist Ihnen diese Info auf einer Skala von xx bis yy]</text:span><office:annotation-end office:name="__Annotation__15484_2310189670"/></text:p>
              <text:list>
                <text:list-item>
                  <text:p text:style-name="P59">Name des Datensatzes</text:p>
                </text:list-item>
                <text:list-item>
                  <text:p text:style-name="P60">Datenqualität (Genauigkeit, räumlich, zeitlich, inhaltlich)</text:p>
                </text:list-item>
                <text:list-item>
                  <text:p text:style-name="P51">Informationen zur räumlichen Auflösung der Daten</text:p>
                </text:list-item>
              </text:list>
            </text:list-item>
          </text:list>
        </text:list-item>
      </text:list>
      <text:list xml:id="list4007906266" text:style-name="L3">
        <text:list-item>
          <text:list>
            <text:list-item>
              <text:list>
                <text:list-item>
                  <text:p text:style-name="P75"><text:span text:style-name="T34">Informationen zur räumlichen Abdeckung der Daten (bspw. </text:span><text:span text:style-name="T32">Geografisches Begrenzungsrechteck)</text:span></text:p>
                </text:list-item>
                <text:list-item>
                  <text:p text:style-name="P76"><text:span text:style-name="T32">Themenkategorie / </text:span><text:span text:style-name="T33">Thematik</text:span></text:p>
                </text:list-item>
                <text:list-item>
                  <text:p text:style-name="P52">Nutzungsbestimmungen- <text:span text:style-name="T58">und Beschränkungen (</text:span>Lizenzen<text:span text:style-name="T58">)</text:span></text:p>
                </text:list-item>
                <text:list-item>
                  <text:p text:style-name="P53">Referenz-Koordinatensystem / Projektion</text:p>
                </text:list-item>
                <text:list-item>
                  <text:p text:style-name="P61">Datum der Veröffentlichung</text:p>
                </text:list-item>
                <text:list-item>
                  <text:p text:style-name="P62">Aktualisierungsrate</text:p>
                </text:list-item>
                <text:list-item>
                  <text:p text:style-name="P63">Zeitraum</text:p>
                </text:list-item>
                <text:list-item>
                  <text:p text:style-name="P64">Art (amtlich, wissenschaftlicher Datensatz, „voluntary“, etc.)</text:p>
                </text:list-item>
                <text:list-item>
                  <text:p text:style-name="P65">Kommentare und Nutzerbewertung</text:p>
                </text:list-item>
                <text:list-item>
                  <text:p text:style-name="P52"><text:span text:style-name="T58">Schlüsselwörter</text:span> (keywords, tags)</text:p>
                </text:list-item>
                <text:list-item>
                  <text:p text:style-name="P66">Zusammenfassende Informationen (Abstract)</text:p>
                </text:list-item>
                <text:list-item>
                  <text:p text:style-name="P67">Datenmodell: Satellit, in-situ, Modellierungsergebnis</text:p>
                </text:list-item>
              </text:list>
            </text:list-item>
          </text:list>
        </text:list-item>
      </text:list>
      <text:list xml:id="list4075838536" text:style-name="L4">
        <text:list-item>
          <text:list>
            <text:list-item>
              <text:list>
                <text:list-item>
                  <text:p text:style-name="P68">Datenherkunft <text:span text:style-name="T36">(</text:span>Kontaktdaten<text:span text:style-name="T36">)</text:span></text:p>
                </text:list-item>
              </text:list>
            </text:list-item>
          </text:list>
        </text:list-item>
      </text:list>
      <text:list xml:id="list915192922" text:style-name="L5">
        <text:list-item>
          <text:list>
            <text:list-item>
              <text:list>
                <text:list-item>
                  <text:p text:style-name="P70">Zuständige Stelle (<text:span text:style-name="T31">Kontaktdaten</text:span>)</text:p>
                </text:list-item>
                <text:list-item>
                  <text:p text:style-name="P71">Information zu verwendeten Methoden oder Algorithmen zur Erstellung der Daten</text:p>
                </text:list-item>
              </text:list>
            </text:list-item>
          </text:list>
        </text:list-item>
      </text:list>
      <text:list xml:id="list163229838205020" text:continue-list="list163230746116687" text:style-name="L2">
        <text:list-item>
          <text:list>
            <text:list-item>
              <text:list>
                <text:list-item>
                  <text:p text:style-name="P69">Weitere (eigene Angaben)</text:p>
                </text:list-item>
              </text:list>
            </text:list-item>
            <text:list-item>
              <text:p text:style-name="P73">Welche Informationen über Daten fehlen Ihnen in den von Ihnen genutzten <text:span text:style-name="T37">Metadaten-</text:span><text:span text:style-name="T6">Quellen </text:span><text:span text:style-name="T9">[ggf: und wie wichtig sind Ihnen diese auf einer Skale von xx bis yy]</text:span>?</text:p>
              <text:list>
                <text:list-item>
                  <text:p text:style-name="P73"><text:span text:style-name="T37">Machen Sie e</text:span>igene Angaben</text:p>
                </text:list-item>
              </text:list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Liberation Serife" svg:font-family="'LLiberation Serif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09:47:59.985492514</meta:creation-date>
    <meta:generator>LibreOffice/5.4.2.2$Linux_X86_64 LibreOffice_project/40m0$Build-2</meta:generator>
    <dc:date>2018-01-30T16:28:29.461510793</dc:date>
    <meta:editing-duration>PT5H26M2S</meta:editing-duration>
    <meta:editing-cycles>88</meta:editing-cycles>
    <meta:document-statistic meta:table-count="0" meta:image-count="0" meta:object-count="0" meta:page-count="4" meta:paragraph-count="102" meta:word-count="1037" meta:character-count="7220" meta:non-whitespace-character-count="6348"/>
  </office:meta>
</office:document-meta>
</file>